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2cm" fo:min-width="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.8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828cm"/>
    </style:style>
    <style:style style:name="gr4" style:family="graphic" style:parent-style-name="standard">
      <style:graphic-properties draw:textarea-horizontal-align="justify" draw:textarea-vertical-align="middle" draw:auto-grow-height="false" fo:min-height="7.45cm" fo:min-width="12.3cm"/>
    </style:style>
    <style:style style:name="gr5" style:family="graphic" style:parent-style-name="standard">
      <style:graphic-properties draw:textarea-horizontal-align="justify" draw:textarea-vertical-align="middle" draw:auto-grow-height="false" fo:min-height="6.45cm" fo:min-width="4.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4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07cm" fo:min-width="0.82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35cm" fo:min-width="3.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25cm" fo:min-width="4.1cm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1.9cm"/>
    </style:style>
    <style:style style:name="gr17" style:family="graphic" style:parent-style-name="standard">
      <style:graphic-properties draw:textarea-horizontal-align="justify" draw:textarea-vertical-align="middle" draw:auto-grow-height="false" fo:min-height="1.55cm" fo:min-width="1.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3cm" fo:min-width="1.585cm"/>
    </style:style>
    <style:style style:name="gr19" style:family="graphic" style:parent-style-name="standard">
      <style:graphic-properties draw:textarea-horizontal-align="justify" draw:textarea-vertical-align="middle" draw:auto-grow-height="false" fo:min-height="5.55cm" fo:min-width="4.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97cm" fo:min-width="2.813cm"/>
    </style:style>
    <style:style style:name="gr21" style:family="graphic" style:parent-style-name="standard">
      <style:graphic-properties draw:textarea-horizontal-align="justify" draw:textarea-vertical-align="middle" draw:auto-grow-height="false" fo:min-height="0.35cm" fo:min-width="1.9cm"/>
    </style:style>
    <style:style style:name="gr22" style:family="graphic" style:parent-style-name="standard">
      <style:graphic-properties draw:textarea-horizontal-align="justify" draw:textarea-vertical-align="middle" draw:auto-grow-height="false" fo:min-height="0.45cm" fo:min-width="2.8cm"/>
    </style:style>
    <style:style style:name="gr23" style:family="graphic" style:parent-style-name="standard">
      <style:graphic-properties draw:textarea-horizontal-align="justify" draw:textarea-vertical-align="middle" draw:auto-grow-height="false" fo:min-height="6.75cm" fo:min-width="7.4cm"/>
    </style:style>
    <style:style style:name="gr24" style:family="graphic" style:parent-style-name="standard">
      <style:graphic-properties draw:textarea-horizontal-align="justify" draw:textarea-vertical-align="middle" draw:auto-grow-height="false" fo:min-height="0.55cm" fo:min-width="1.8cm"/>
    </style:style>
    <style:style style:name="gr25" style:family="graphic" style:parent-style-name="standard">
      <style:graphic-properties draw:textarea-horizontal-align="justify" draw:textarea-vertical-align="middle" draw:auto-grow-height="false" fo:min-height="0.45cm" fo:min-width="0.5cm"/>
    </style:style>
    <style:style style:name="gr26" style:family="graphic" style:parent-style-name="standard">
      <style:graphic-properties draw:stroke="none" svg:stroke-color="#000000" draw:fill="none" draw:fill-color="#ffffff" fo:min-height="0.602cm"/>
    </style:style>
    <style:style style:name="gr27" style:family="graphic" style:parent-style-name="standard">
      <style:graphic-properties draw:textarea-horizontal-align="justify" draw:textarea-vertical-align="middle" draw:auto-grow-height="false" fo:min-height="0.1cm" fo:min-width="0.026cm"/>
    </style:style>
    <style:style style:name="gr28" style:family="graphic" style:parent-style-name="standard">
      <style:graphic-properties draw:textarea-horizontal-align="justify" draw:textarea-vertical-align="middle" draw:auto-grow-height="false" fo:min-height="0.1cm" fo:min-width="0.0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0.65cm" fo:min-width="1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2.45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3cm" fo:min-width="0cm"/>
    </style:style>
    <style:style style:name="gr33" style:family="graphic" style:parent-style-name="standard">
      <style:graphic-properties draw:fill-color="#66ffff" draw:textarea-horizontal-align="justify" draw:textarea-vertical-align="middle" draw:auto-grow-height="false" fo:min-height="0.45cm" fo:min-width="0.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3" fo:font-size="10pt" style:font-size-asian="10pt" style:font-size-complex="10pt"/>
    </style:style>
    <style:style style:name="P3" style:family="paragraph">
      <style:paragraph-properties fo:text-align="center"/>
      <style:text-properties style:font-name="Microsoft Sans Serif3"/>
    </style:style>
    <style:style style:name="P4" style:family="paragraph">
      <style:paragraph-properties fo:text-align="center"/>
      <style:text-properties style:font-name="Microsoft Sans Serif3"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style:font-name="Microsoft Sans Serif3" fo:font-size="8pt" style:font-size-asian="8pt" style:font-size-complex="8pt"/>
    </style:style>
    <style:style style:name="P7" style:family="paragraph">
      <style:text-properties style:font-name="Microsoft Sans Serif3"/>
    </style:style>
    <style:style style:name="P8" style:family="paragraph">
      <style:paragraph-properties fo:text-align="start"/>
      <style:text-properties style:font-name="Microsoft Sans Serif3"/>
    </style:style>
    <style:style style:name="P9" style:family="paragraph">
      <style:paragraph-properties fo:text-align="start"/>
      <style:text-properties style:font-name="Microsoft Sans Serif3" fo:font-size="10pt" style:font-size-asian="10pt" style:font-size-complex="10pt"/>
    </style:style>
    <style:style style:name="P10" style:family="paragraph">
      <style:text-properties style:font-name="Microsoft Sans Serif3" fo:font-size="8pt" style:font-size-asian="8pt" style:font-size-complex="8pt"/>
    </style:style>
    <style:style style:name="P11" style:family="paragraph">
      <style:text-properties style:font-name="Microsoft Sans Serif3" fo:font-size="15pt" style:font-size-asian="15pt" style:font-size-complex="15pt"/>
    </style:style>
    <style:style style:name="T1" style:family="text">
      <style:text-properties style:font-name="Microsoft Sans Serif3" fo:font-size="10pt" style:font-size-asian="10pt" style:font-size-complex="10pt"/>
    </style:style>
    <style:style style:name="T2" style:family="text">
      <style:text-properties style:font-name="Microsoft Sans Serif3" fo:font-size="12pt" style:font-size-asian="12pt" style:font-size-complex="12pt"/>
    </style:style>
    <style:style style:name="T3" style:family="text">
      <style:text-properties style:font-name="Microsoft Sans Serif3" fo:font-size="8pt" style:font-size-asian="8pt" style:font-size-complex="8pt"/>
    </style:style>
    <style:style style:name="T4" style:family="text">
      <style:text-properties style:font-name="Microsoft Sans Serif3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0.87cm" svg:x="1cm" svg:y="1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5cm" svg:height="1.859cm" svg:x="1.3cm" svg:y="0.924cm">
          <draw:text-box>
            <text:p text:style-name="P1"><text:span text:style-name="T1">Search Database</text:span></text:p>
          </draw:text-box>
        </draw:frame>
        <draw:frame draw:style-name="gr3" draw:text-style-name="P2" draw:layer="layout" svg:width="3.7cm" svg:height="0.653cm" svg:x="0.6cm" svg:y="0.441cm">
          <draw:text-box>
            <text:p text:style-name="P1"><text:span text:style-name="T1">(From Main Menu)</text:span></text:p>
          </draw:text-box>
        </draw:frame>
        <draw:custom-shape draw:style-name="gr4" draw:text-style-name="P1" draw:layer="layout" svg:width="12.8cm" svg:height="7.7cm" svg:x="1.9cm" svg:y="2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6cm" svg:height="6.7cm" svg:x="2.3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.9cm" svg:y1="3.317cm" svg:x2="14.7cm" svg:y2="3.284cm">
          <text:p/>
        </draw:line>
        <draw:line draw:style-name="gr6" draw:text-style-name="P1" draw:layer="layout" svg:x1="14.069cm" svg:y1="2.74cm" svg:x2="14.7cm" svg:y2="3.284cm">
          <text:p/>
        </draw:line>
        <draw:line draw:style-name="gr6" draw:text-style-name="P1" draw:layer="layout" svg:x1="14.069cm" svg:y1="3.284cm" svg:x2="14.7cm" svg:y2="2.74cm">
          <text:p/>
        </draw:line>
        <draw:custom-shape draw:style-name="gr7" draw:text-style-name="P1" draw:layer="layout" svg:width="0.631cm" svg:height="0.311cm" svg:x="13.28cm" svg:y="2.8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1cm" svg:height="0.078cm" svg:x="13.28cm" svg:y="2.81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57cm" svg:y1="3.128cm" svg:x2="13.043cm" svg:y2="3.128cm">
          <text:p/>
        </draw:line>
        <draw:frame draw:style-name="gr9" draw:text-style-name="P4" draw:layer="layout" svg:width="2.6cm" svg:height="1.207cm" svg:x="7cm" svg:y="2.654cm">
          <draw:text-box>
            <text:p text:style-name="P1"><text:span text:style-name="T2">Search</text:span></text:p>
          </draw:text-box>
        </draw:frame>
        <draw:custom-shape draw:style-name="gr10" draw:text-style-name="P3" draw:layer="layout" svg:width="4.6cm" svg:height="0.5cm" svg:x="2.3cm" svg:y="5.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9cm" svg:height="0.653cm" svg:x="2.1cm" svg:y="5.8cm">
          <draw:text-box>
            <text:p text:style-name="P1"><text:span text:style-name="T1">String Based Searches</text:span></text:p>
          </draw:text-box>
        </draw:frame>
        <draw:frame draw:style-name="gr11" draw:text-style-name="P6" draw:layer="layout" svg:width="4.4cm" svg:height="7.657cm" svg:x="2.1cm" svg:y="6.341cm">
          <draw:text-box>
            <text:p text:style-name="P5"><text:span text:style-name="T3">Select Option</text:span></text:p>
            <text:p text:style-name="P5"><text:span text:style-name="T3">FirstName</text:span></text:p>
            <text:p text:style-name="P5"><text:span text:style-name="T3">LastName</text:span></text:p>
            <text:p text:style-name="P5"><text:span text:style-name="T3">Email</text:span></text:p>
            <text:p text:style-name="P5"><text:span text:style-name="T3">ISBN</text:span></text:p>
            <text:p text:style-name="P5"><text:span text:style-name="T3">BookTitle</text:span><text:span text:style-name="T3"><text:line-break/></text:span><text:span text:style-name="T3">Size</text:span></text:p>
            <text:p text:style-name="P5"><text:span text:style-name="T3">Back</text:span></text:p>
            <text:p text:style-name="P5"><text:span text:style-name="T3">Cover</text:span></text:p>
            <text:p text:style-name="P5"><text:span text:style-name="T3">Paper</text:span></text:p>
            <text:p text:style-name="P5"><text:span text:style-name="T3">Font</text:span></text:p>
            <text:p text:style-name="P5"><text:span text:style-name="T3">Currency</text:span></text:p>
            <text:p text:style-name="P5"><text:span text:style-name="T3">RoyaltyDiscount</text:span></text:p>
            <text:p text:style-name="P5"><text:span text:style-name="T3">RoyaltyQuantity</text:span></text:p>
            <text:p text:style-name="P5"><text:span text:style-name="T3">ExcRateToGBP</text:span></text:p>
            <text:p text:style-name="P5"><text:span text:style-name="T3">PubInvoiceService</text:span></text:p>
            <text:p text:style-name="P5"><text:span text:style-name="T3">PubInvoiceOrder</text:span></text:p>
            <text:p text:style-name="P5"><text:span text:style-name="T3">BooksInvoiceDiscount</text:span></text:p>
            <text:p text:style-name="P5"><text:span text:style-name="T3">ShippingType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line draw:style-name="gr12" draw:text-style-name="P3" draw:layer="layout" svg:x1="2.7cm" svg:y1="1.9cm" svg:x2="2.7cm" svg:y2="2.9cm">
          <text:p/>
        </draw:line>
        <draw:custom-shape draw:style-name="gr13" draw:text-style-name="P3" draw:layer="layout" svg:width="4.2cm" svg:height="0.6cm" svg:x="9.8cm" svg:y="5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2cm" svg:height="0.6cm" svg:x="9.8cm" svg:y="6.2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4.9cm" svg:y1="6.6cm" svg:x2="14cm" svg:y2="6.6cm">
          <text:p/>
        </draw:line>
        <draw:frame draw:style-name="gr14" draw:text-style-name="P7" draw:layer="layout" svg:width="2.2cm" svg:height="1.457cm" svg:x="14.9cm" svg:y="5.5cm">
          <draw:text-box>
            <text:p><text:span text:style-name="T4">Insert Text to search for here</text:span></text:p>
          </draw:text-box>
        </draw:frame>
        <draw:line draw:style-name="gr12" draw:text-style-name="P3" draw:layer="layout" svg:x1="15.3cm" svg:y1="4.1cm" svg:x2="14cm" svg:y2="4.1cm">
          <text:p/>
        </draw:line>
        <draw:frame draw:style-name="gr14" draw:text-style-name="P7" draw:layer="layout" svg:width="2.173cm" svg:height="1.457cm" svg:x="15.227cm" svg:y="3.3cm">
          <draw:text-box>
            <text:p><text:span text:style-name="T4">Insert Value here</text:span></text:p>
          </draw:text-box>
        </draw:frame>
        <draw:custom-shape draw:style-name="gr15" draw:text-style-name="P8" draw:layer="layout" svg:width="4.6cm" svg:height="0.5cm" svg:x="2.3cm" svg:y="5.2cm">
          <text:p text:style-name="P5"><text:span text:style-name="T4">Number Based Searches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6.7cm" svg:y1="5.3cm" svg:x2="6.7cm" svg:y2="5.7cm">
          <text:p/>
        </draw:line>
        <draw:line draw:style-name="gr6" draw:text-style-name="P3" draw:layer="layout" svg:x1="6.5cm" svg:y1="5.9cm" svg:x2="6.5cm" svg:y2="6.4cm">
          <text:p/>
        </draw:line>
        <draw:line draw:style-name="gr12" draw:text-style-name="P3" draw:layer="layout" svg:x1="6.7cm" svg:y1="6cm" svg:x2="6.7cm" svg:y2="6.4cm">
          <text:p/>
        </draw:line>
        <draw:custom-shape draw:style-name="gr16" draw:text-style-name="P9" draw:layer="layout" svg:width="2.4cm" svg:height="0.5cm" svg:x="7.2cm" svg:y="5.2cm">
          <text:p text:style-name="P5"><text:span text:style-name="T1">Expression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9.4cm" svg:y1="5.3cm" svg:x2="9.4cm" svg:y2="5.675cm">
          <text:p/>
        </draw:line>
        <draw:line draw:style-name="gr6" draw:text-style-name="P3" draw:layer="layout" svg:x1="6.5cm" svg:y1="5.2cm" svg:x2="6.5cm" svg:y2="5.7cm">
          <text:p/>
        </draw:line>
        <draw:line draw:style-name="gr6" draw:text-style-name="P3" draw:layer="layout" svg:x1="9.2cm" svg:y1="5.2cm" svg:x2="9.2cm" svg:y2="5.7cm">
          <text:p/>
        </draw:line>
        <draw:custom-shape draw:style-name="gr17" draw:text-style-name="P3" draw:layer="layout" svg:width="2.4cm" svg:height="1.8cm" svg:x="9.585cm" svg:y="0.317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2.085cm" svg:height="2.183cm" svg:x="9.4cm" svg:y="0.317cm">
          <draw:text-box>
            <text:p><text:span text:style-name="T3">Greater than</text:span></text:p>
            <text:p><text:span text:style-name="T3">Less Than</text:span></text:p>
            <text:p><text:span text:style-name="T3">At most</text:span></text:p>
            <text:p><text:span text:style-name="T3">At least</text:span></text:p>
            <text:p><text:span text:style-name="T3">Equal to</text:span></text:p>
            <text:p><text:span text:style-name="T3"/></text:p>
          </draw:text-box>
        </draw:frame>
        <draw:custom-shape draw:style-name="gr13" draw:text-style-name="P3" draw:layer="layout" svg:width="4.2cm" svg:height="0.6cm" svg:x="9.8cm" svg:y="3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6cm" svg:height="0.5cm" svg:x="2.3cm" svg:y="3.8cm">
          <text:p text:style-name="P5"><text:span text:style-name="T4">Number Based Searches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6.7cm" svg:y1="3.9cm" svg:x2="6.7cm" svg:y2="4.3cm">
          <text:p/>
        </draw:line>
        <draw:custom-shape draw:style-name="gr16" draw:text-style-name="P9" draw:layer="layout" svg:width="2.4cm" svg:height="0.5cm" svg:x="7.2cm" svg:y="3.8cm">
          <text:p text:style-name="P5"><text:span text:style-name="T1">Expression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9.4cm" svg:y1="3.9cm" svg:x2="9.4cm" svg:y2="4.275cm">
          <text:p/>
        </draw:line>
        <draw:line draw:style-name="gr6" draw:text-style-name="P3" draw:layer="layout" svg:x1="6.5cm" svg:y1="3.8cm" svg:x2="6.5cm" svg:y2="4.3cm">
          <text:p/>
        </draw:line>
        <draw:line draw:style-name="gr6" draw:text-style-name="P3" draw:layer="layout" svg:x1="9.2cm" svg:y1="3.8cm" svg:x2="9.2cm" svg:y2="4.3cm">
          <text:p/>
        </draw:line>
        <draw:custom-shape draw:style-name="gr13" draw:text-style-name="P3" draw:layer="layout" svg:width="4.2cm" svg:height="0.6cm" svg:x="9.8cm" svg:y="4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6cm" svg:height="0.5cm" svg:x="2.3cm" svg:y="4.5cm">
          <text:p text:style-name="P5"><text:span text:style-name="T4">String Based Searches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6.7cm" svg:y1="4.6cm" svg:x2="6.7cm" svg:y2="5cm">
          <text:p/>
        </draw:line>
        <draw:line draw:style-name="gr6" draw:text-style-name="P3" draw:layer="layout" svg:x1="6.5cm" svg:y1="4.5cm" svg:x2="6.5cm" svg:y2="5cm">
          <text:p/>
        </draw:line>
        <draw:line draw:style-name="gr12" draw:text-style-name="P3" draw:layer="layout" svg:x1="2.3cm" svg:y1="4.2cm" svg:x2="1.2cm" svg:y2="13.1cm">
          <text:p/>
        </draw:line>
        <draw:custom-shape draw:style-name="gr19" draw:text-style-name="P3" draw:layer="layout" svg:width="4.6cm" svg:height="5.8cm" svg:x="0.7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3.313cm" svg:height="6.047cm" svg:x="0.5cm" svg:y="13.1cm">
          <draw:text-box>
            <text:p><text:span text:style-name="T3">Select Option</text:span></text:p>
            <text:p><text:span text:style-name="T3">AuthorID</text:span></text:p>
            <text:p><text:span text:style-name="T3">NoOfPages</text:span></text:p>
            <text:p><text:span text:style-name="T3">FontSize</text:span></text:p>
            <text:p><text:span text:style-name="T3">Price</text:span></text:p>
            <text:p><text:span text:style-name="T3">RoyaltiesID</text:span></text:p>
            <text:p><text:span text:style-name="T3">RoyaltyPayment</text:span></text:p>
            <text:p><text:span text:style-name="T3">WholeSalePrice</text:span></text:p>
            <text:p><text:span text:style-name="T3">RoyaltyQuantity</text:span></text:p>
            <text:p><text:span text:style-name="T3">NetSales</text:span></text:p>
            <text:p><text:span text:style-name="T3">PrintCost</text:span></text:p>
            <text:p><text:span text:style-name="T3">PubInvoiceID</text:span></text:p>
            <text:p><text:span text:style-name="T3">PubInvoicePayment</text:span></text:p>
            <text:p><text:span text:style-name="T3">BooksInvoiceID</text:span></text:p>
            <text:p><text:span text:style-name="T3">BooksInvoicePayment</text:span></text:p>
            <text:p><text:span text:style-name="T3">BooksInvoiceQuantity</text:span></text:p>
            <text:p><text:span text:style-name="T3">ShippingPrice</text:span></text:p>
            <text:p><text:span text:style-name="T3"/></text:p>
          </draw:text-box>
        </draw:frame>
        <draw:custom-shape draw:style-name="gr21" draw:text-style-name="P8" draw:layer="layout" svg:width="2.4cm" svg:height="0.6cm" svg:x="7.2cm" svg:y="7.8cm">
          <text:p text:style-name="P5"><text:span text:style-name="T4">Date To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2.4cm" svg:height="0.6cm" svg:x="7.2cm" svg:y="7cm">
          <text:p text:style-name="P5"><text:span text:style-name="T4">Date Fr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3.3cm" svg:height="0.7cm" svg:x="10.2cm" svg:y="9cm">
          <text:p text:style-name="P1"><text:span text:style-name="T4">Search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9.3cm" svg:y1="3.8cm" svg:x2="9.7cm" svg:y2="2.1cm">
          <text:p/>
        </draw:line>
        <draw:custom-shape draw:style-name="gr13" draw:text-style-name="P3" draw:layer="layout" svg:width="4.2cm" svg:height="0.6cm" svg:x="9.8cm" svg:y="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2cm" svg:height="0.6cm" svg:x="9.8cm" svg:y="7.8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8.6cm" svg:y1="8.5cm" svg:x2="8.5cm" svg:y2="12.8cm">
          <text:p/>
        </draw:line>
        <draw:line draw:style-name="gr6" draw:text-style-name="P3" draw:layer="layout" svg:x1="7.2cm" svg:y1="7.4cm" svg:x2="6.6cm" svg:y2="7.4cm">
          <text:p/>
        </draw:line>
        <draw:line draw:style-name="gr12" draw:text-style-name="P3" draw:layer="layout" svg:x1="6.6cm" svg:y1="7.4cm" svg:x2="8.2cm" svg:y2="12.8cm">
          <text:p/>
        </draw:line>
        <draw:custom-shape draw:style-name="gr23" draw:text-style-name="P3" draw:layer="layout" svg:width="7.9cm" svg:height="7cm" svg:x="8.1cm" svg:y="1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3cm" svg:height="0.8cm" svg:x="13.2cm" svg:y="13.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1cm" svg:y1="13.4cm" svg:x2="16cm" svg:y2="13.4cm">
          <text:p/>
        </draw:line>
        <draw:line draw:style-name="gr6" draw:text-style-name="P1" draw:layer="layout" svg:x1="15.369cm" svg:y1="12.8cm" svg:x2="16cm" svg:y2="13.344cm">
          <text:p/>
        </draw:line>
        <draw:line draw:style-name="gr6" draw:text-style-name="P1" draw:layer="layout" svg:x1="15.369cm" svg:y1="13.344cm" svg:x2="16cm" svg:y2="12.8cm">
          <text:p/>
        </draw:line>
        <draw:custom-shape draw:style-name="gr7" draw:text-style-name="P1" draw:layer="layout" svg:width="0.631cm" svg:height="0.311cm" svg:x="14.58cm" svg:y="12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1cm" svg:height="0.078cm" svg:x="14.58cm" svg:y="12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3.87cm" svg:y1="13.188cm" svg:x2="14.343cm" svg:y2="13.188cm">
          <text:p/>
        </draw:line>
        <draw:frame draw:style-name="gr9" draw:text-style-name="P4" draw:layer="layout" svg:width="2.6cm" svg:height="1.207cm" svg:x="10.3cm" svg:y="12.8cm">
          <draw:text-box>
            <text:p text:style-name="P1"><text:span text:style-name="T2">Calendar</text:span></text:p>
          </draw:text-box>
        </draw:frame>
        <draw:custom-shape draw:style-name="gr25" draw:text-style-name="P3" draw:layer="layout" svg:width="1cm" svg:height="0.7cm" svg:x="8.5cm" svg:y="14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9.5cm" svg:y="14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0.5cm" svg:y="14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1.5cm" svg:y="14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2.5cm" svg:y="14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3.5cm" svg:y="14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4.5cm" svg:y="14.6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2cm" svg:height="0.852cm" svg:x="9cm" svg:y="13.6cm">
          <draw:text-box>
            <text:p><text:span text:style-name="T5">Month</text:span></text:p>
          </draw:text-box>
        </draw:frame>
        <draw:custom-shape draw:style-name="gr27" draw:text-style-name="P3" draw:layer="layout" svg:width="0.6cm" svg:height="0.7cm" svg:x="8.6cm" svg:y="13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" draw:layer="layout" svg:width="0.6cm" svg:height="0.7cm" svg:x="10.8cm" svg:y="1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" draw:layer="layout" svg:width="1cm" svg:height="0.7cm" svg:x="8.5cm" svg:y="15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9.5cm" svg:y="15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0.5cm" svg:y="15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1.5cm" svg:y="15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2.5cm" svg:y="1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draw:layer="layout" svg:width="1cm" svg:height="0.7cm" svg:x="13.5cm" svg:y="15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4.5cm" svg:y="15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8.5cm" svg:y="16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9.5cm" svg:y="16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0.5cm" svg:y="16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1.5cm" svg:y="16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3.5cm" svg:y="16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4.5cm" svg:y="16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8.5cm" svg:y="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9.5cm" svg:y="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0.5cm" svg:y="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1.5cm" svg:y="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2.5cm" svg:y="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3.5cm" svg:y="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4.5cm" svg:y="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8.5cm" svg:y="17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9.5cm" svg:y="17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0.5cm" svg:y="17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1.5cm" svg:y="17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2.5cm" svg:y="17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3.5cm" svg:y="17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cm" svg:height="0.7cm" svg:x="14.5cm" svg:y="17.8cm">
          <text:p/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7cm" svg:height="1.055cm" svg:x="9.9cm" svg:y="19.747cm">
          <draw:text-box>
            <text:p><text:span text:style-name="T4">The calendar widget appears in a seperate window, </text:span></text:p>
          </draw:text-box>
        </draw:frame>
        <draw:custom-shape draw:style-name="gr30" draw:text-style-name="P3" draw:layer="layout" svg:width="1.8cm" svg:height="0.9cm" svg:x="13.7cm" svg:y="18.7cm">
          <text:p text:style-name="P1"><text:span text:style-name="T4">Select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3.8cm" svg:y1="12.6cm" svg:x2="13.5cm" svg:y2="13.6cm">
          <text:p/>
        </draw:line>
        <draw:frame draw:style-name="gr31" draw:text-style-name="P7" draw:layer="layout" svg:width="2.957cm" svg:height="0.653cm" svg:x="13.7cm" svg:y="12.1cm">
          <draw:text-box>
            <text:p><text:span text:style-name="T4">Insert year here</text:span></text:p>
          </draw:text-box>
        </draw:frame>
        <draw:line draw:style-name="gr6" draw:text-style-name="P3" draw:layer="layout" svg:x1="15.4cm" svg:y1="19.1cm" svg:x2="16.6cm" svg:y2="19.1cm">
          <text:p/>
        </draw:line>
        <draw:line draw:style-name="gr6" draw:text-style-name="P3" draw:layer="layout" svg:x1="16.6cm" svg:y1="19.1cm" svg:x2="16.6cm" svg:y2="8.2cm">
          <text:p/>
        </draw:line>
        <draw:line draw:style-name="gr12" draw:text-style-name="P3" draw:layer="layout" svg:x1="16.6cm" svg:y1="8.2cm" svg:x2="14.1cm" svg:y2="8.2cm">
          <text:p/>
        </draw:line>
        <draw:line draw:style-name="gr6" draw:text-style-name="P3" draw:layer="layout" svg:x1="16.6cm" svg:y1="8.2cm" svg:x2="16.6cm" svg:y2="7.3cm">
          <text:p/>
        </draw:line>
        <draw:line draw:style-name="gr12" draw:text-style-name="P3" draw:layer="layout" svg:x1="16.6cm" svg:y1="7.3cm" svg:x2="14.1cm" svg:y2="7.3cm">
          <text:p/>
        </draw:line>
        <draw:frame draw:style-name="gr32" draw:text-style-name="P7" draw:layer="layout" svg:width="2.5cm" svg:height="2.663cm" svg:x="14.5cm" svg:y="8.7cm">
          <draw:text-box>
            <text:p><text:span text:style-name="T4">Dates appear in the input boxes once Select is clicked.</text:span></text:p>
          </draw:text-box>
        </draw:frame>
        <draw:line draw:style-name="gr12" draw:text-style-name="P3" draw:layer="layout" svg:x1="7.1cm" svg:y1="16.2cm" svg:x2="8.6cm" svg:y2="14cm">
          <text:p/>
        </draw:line>
        <draw:frame draw:style-name="gr14" draw:text-style-name="P7" draw:layer="layout" svg:width="2cm" svg:height="1.457cm" svg:x="6cm" svg:y="16.2cm">
          <draw:text-box>
            <text:p><text:span text:style-name="T4">Used to choose month</text:span></text:p>
          </draw:text-box>
        </draw:frame>
        <draw:custom-shape draw:style-name="gr33" draw:text-style-name="P1" draw:layer="layout" svg:width="1cm" svg:height="0.7cm" svg:x="12.5cm" svg:y="16.2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7.1cm" svg:y1="20.5cm" svg:x2="13.1cm" svg:y2="16.5cm">
          <text:p/>
        </draw:line>
        <draw:frame draw:style-name="gr34" draw:text-style-name="P7" draw:layer="layout" svg:width="3.3cm" svg:height="2.261cm" svg:x="5.3cm" svg:y="20.4cm">
          <draw:text-box>
            <text:p><text:span text:style-name="T4">Selected date will be highlighted to show clear indication of selection</text:span></text:p>
          </draw:text-box>
        </draw:frame>
        <draw:frame draw:style-name="gr14" draw:text-style-name="P7" draw:layer="layout" svg:width="5.3cm" svg:height="1.457cm" svg:x="0.6cm" svg:y="18.947cm">
          <draw:text-box>
            <text:p><text:span text:style-name="T4">Dropdown list is used to show a large number of options in a small space</text:span></text:p>
          </draw:text-box>
        </draw:frame>
        <draw:line draw:style-name="gr12" draw:text-style-name="P3" draw:layer="layout" svg:x1="11cm" svg:y1="10.5cm" svg:x2="10.9cm" svg:y2="9.7cm">
          <text:p/>
        </draw:line>
        <draw:frame draw:style-name="gr35" draw:text-style-name="P7" draw:layer="layout" svg:width="5.5cm" svg:height="2.461cm" svg:x="8.8cm" svg:y="10.539cm">
          <draw:text-box>
            <text:p><text:span text:style-name="T4">Back to Main Menu or Editing menu, dependent on which was used to navigate to this screen. with results in the database view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Microsoft Sans Serif2" fo:font-family="'Microsoft Sans Serif'" style:font-style-name="Regular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6:14:58.047000000</meta:creation-date>
    <dc:date>2014-11-30T20:57:00.787000000</dc:date>
    <meta:editing-duration>PT2H36S</meta:editing-duration>
    <meta:editing-cycles>4</meta:editing-cycles>
    <meta:generator>LibreOffice/4.3.2.2$Windows_x86 LibreOffice_project/edfb5295ba211bd31ad47d0bad0118690f76407d</meta:generator>
    <meta:document-statistic meta:object-count="119"/>
  </office:meta>
</office:document-meta>
</file>